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I played around with the online SQL course and the SQL tutorial 2. Reading up on it, the language seems to be powerful in terms of quick pulling and pushing data. SQL seemed very intuitive with its syntax very similar to regular language. It had bits of familiar computer code was recognized as semicolons and setting variables, but most of it seemed like a regular statement “ Select __ from ____ where___”. I like how easy it is to learn if you took the time to really familiarize yourself with it. Its simplicity gave birth to a large variety of other database languages, which brings choice into the mix, but also segments all the compatibility. If anything, I’d like something more technical that SQL. I feel like I could learn to do more things than just what the tutorials taught me (table and what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office:meta>
</office:document-meta>
</file>